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48bf29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48bf29" style:font-weight-asian="bold" style:font-weight-complex="bold"/>
    </style:style>
    <style:style style:name="P3" style:family="paragraph" style:parent-style-name="Standard" style:list-style-name="L11">
      <style:paragraph-properties fo:text-align="start" style:justify-single-word="false"/>
      <style:text-properties officeooo:paragraph-rsid="004ce02b"/>
    </style:style>
    <style:style style:name="P4" style:family="paragraph" style:parent-style-name="Standard">
      <style:paragraph-properties fo:text-align="start" style:justify-single-word="false"/>
      <style:text-properties style:font-name="DejaVu Sans Condensed" officeooo:paragraph-rsid="0048bf29"/>
    </style:style>
    <style:style style:name="P5" style:family="paragraph" style:parent-style-name="Standard" style:list-style-name="L8">
      <style:paragraph-properties fo:text-align="start" style:justify-single-word="false"/>
      <style:text-properties style:font-name="DejaVu Sans Condensed" officeooo:paragraph-rsid="004cb240"/>
    </style:style>
    <style:style style:name="P6" style:family="paragraph" style:parent-style-name="Standard" style:list-style-name="L10">
      <style:paragraph-properties fo:text-align="start" style:justify-single-word="false"/>
      <style:text-properties style:font-name="DejaVu Sans Condensed" officeooo:paragraph-rsid="004ce02b"/>
    </style:style>
    <style:style style:name="P7" style:family="paragraph" style:parent-style-name="Standard" style:list-style-name="L12">
      <style:paragraph-properties fo:text-align="start" style:justify-single-word="false"/>
      <style:text-properties style:font-name="DejaVu Sans Condensed" officeooo:paragraph-rsid="00305128"/>
    </style:style>
    <style:style style:name="P8" style:family="paragraph" style:parent-style-name="Standard" style:list-style-name="L12">
      <style:paragraph-properties fo:text-align="start" style:justify-single-word="false"/>
      <style:text-properties style:font-name="DejaVu Sans Condensed" officeooo:paragraph-rsid="003395b7"/>
    </style:style>
    <style:style style:name="P9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cb240" officeooo:paragraph-rsid="004cb240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05128" officeooo:paragraph-rsid="00305128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bf317" officeooo:paragraph-rsid="001bf317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9eb27" officeooo:paragraph-rsid="001bf317" style:font-size-asian="12pt" style:font-weight-asian="normal" style:font-size-complex="12pt" style:font-weight-complex="normal"/>
    </style:style>
    <style:style style:name="P14" style:family="paragraph" style:parent-style-name="Standard" style:list-style-name="L12">
      <style:paragraph-properties fo:text-align="start" style:justify-single-word="false"/>
      <style:text-properties style:font-name="DejaVu Sans Condensed" fo:font-size="12pt" fo:font-weight="normal" officeooo:rsid="00305128" officeooo:paragraph-rsid="00305128" style:font-size-asian="12pt" style:font-weight-asian="normal" style:font-size-complex="12pt" style:font-weight-complex="normal"/>
    </style:style>
    <style:style style:name="P15" style:family="paragraph" style:parent-style-name="Standard" style:list-style-name="L12">
      <style:paragraph-properties fo:text-align="start" style:justify-single-word="false"/>
      <style:text-properties style:font-name="DejaVu Sans Condensed" fo:font-size="12pt" fo:font-weight="normal" officeooo:rsid="00305128" officeooo:paragraph-rsid="003395b7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c0f47" officeooo:paragraph-rsid="0026edbf" style:font-size-asian="12pt" style:font-weight-asian="normal" style:font-size-complex="12pt" style:font-weight-complex="normal"/>
    </style:style>
    <style:style style:name="P17" style:family="paragraph" style:parent-style-name="Standard" style:list-style-name="L8">
      <style:paragraph-properties fo:text-align="start" style:justify-single-word="false"/>
      <style:text-properties style:font-name="DejaVu Sans Condensed" fo:font-size="12pt" fo:font-weight="normal" officeooo:rsid="004ce02b" officeooo:paragraph-rsid="004ce02b" style:font-size-asian="12pt" style:font-weight-asian="normal" style:font-size-complex="12pt" style:font-weight-complex="normal"/>
    </style:style>
    <style:style style:name="P18" style:family="paragraph" style:parent-style-name="Standard" style:list-style-name="L9">
      <style:paragraph-properties fo:text-align="start" style:justify-single-word="false"/>
      <style:text-properties style:font-name="DejaVu Sans Condensed" fo:font-size="12pt" fo:font-weight="normal" officeooo:rsid="004ce02b" officeooo:paragraph-rsid="004ce02b" style:font-size-asian="12pt" style:font-weight-asian="normal" style:font-size-complex="12pt" style:font-weight-complex="normal"/>
    </style:style>
    <style:style style:name="P19" style:family="paragraph" style:parent-style-name="Standard" style:list-style-name="L8">
      <style:paragraph-properties fo:text-align="start" style:justify-single-word="false"/>
      <style:text-properties style:font-name="DejaVu Sans Condensed" officeooo:rsid="004ce02b" officeooo:paragraph-rsid="004ce02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6edbf" style:font-weight-asian="bold" style:font-weight-complex="bold"/>
    </style:style>
    <style:style style:name="T3" style:family="text">
      <style:text-properties fo:font-weight="bold" officeooo:rsid="004ce02b" style:font-weight-asian="bold" style:font-weight-complex="bold"/>
    </style:style>
    <style:style style:name="T4" style:family="text">
      <style:text-properties officeooo:rsid="0026edbf"/>
    </style:style>
    <style:style style:name="T5" style:family="text">
      <style:text-properties officeooo:rsid="003395b7"/>
    </style:style>
    <style:style style:name="T6" style:family="text">
      <style:text-properties officeooo:rsid="0035cd38"/>
    </style:style>
    <style:style style:name="T7" style:family="text">
      <style:text-properties officeooo:rsid="003b40ed"/>
    </style:style>
    <style:style style:name="T8" style:family="text">
      <style:text-properties officeooo:rsid="0035db3e"/>
    </style:style>
    <style:style style:name="T9" style:family="text">
      <style:text-properties officeooo:rsid="00305128"/>
    </style:style>
    <style:style style:name="T10" style:family="text">
      <style:text-properties style:font-name="DejaVu Sans Condensed" fo:font-size="12pt" fo:font-weight="bold" officeooo:rsid="004ce02b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normal" officeooo:rsid="004ce02b" style:font-size-asian="12pt" style:font-weight-asian="normal" style:font-size-complex="12pt" style:font-weight-complex="normal"/>
    </style:style>
    <style:style style:name="T12" style:family="text">
      <style:text-properties fo:font-size="12pt" fo:font-weight="bold" officeooo:rsid="003c7f82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43ce95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264d9d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1bf317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19eb27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4cb240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3395b7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39d6a9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31ba29" style:font-size-asian="12pt" style:font-weight-asian="bold" style:font-size-complex="12pt" style:font-weight-complex="bold"/>
    </style:style>
    <style:style style:name="T21" style:family="text">
      <style:text-properties fo:font-size="12pt" fo:font-weight="bold" officeooo:rsid="00305128" style:font-size-asian="12pt" style:font-weight-asian="bold" style:font-size-complex="12pt" style:font-weight-complex="bold"/>
    </style:style>
    <style:style style:name="T22" style:family="text">
      <style:text-properties fo:font-size="12pt" fo:font-weight="bold" officeooo:rsid="0026edbf" style:font-size-asian="12pt" style:font-weight-asian="bold" style:font-size-complex="12pt" style:font-weight-complex="bold"/>
    </style:style>
    <style:style style:name="T23" style:family="text">
      <style:text-properties fo:font-size="12pt" fo:font-weight="bold" officeooo:rsid="004ce02b" style:font-size-asian="12pt" style:font-weight-asian="bold" style:font-size-complex="12pt" style:font-weight-complex="bold"/>
    </style:style>
    <style:style style:name="T24" style:family="text">
      <style:text-properties fo:font-size="12pt" fo:font-weight="normal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26edbf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0305128" style:font-size-asian="12pt" style:font-weight-asian="normal" style:font-size-complex="12pt" style:font-weight-complex="normal"/>
    </style:style>
    <style:style style:name="T27" style:family="text">
      <style:text-properties fo:font-size="12pt" fo:font-weight="normal" officeooo:rsid="0031ba29" style:font-size-asian="12pt" style:font-weight-asian="normal" style:font-size-complex="12pt" style:font-weight-complex="normal"/>
    </style:style>
    <style:style style:name="T28" style:family="text">
      <style:text-properties fo:font-size="12pt" fo:font-weight="normal" officeooo:rsid="003395b7" style:font-size-asian="12pt" style:font-weight-asian="normal" style:font-size-complex="12pt" style:font-weight-complex="normal"/>
    </style:style>
    <style:style style:name="T29" style:family="text">
      <style:text-properties fo:font-size="12pt" fo:font-weight="normal" officeooo:rsid="003b40ed" style:font-size-asian="12pt" style:font-weight-asian="normal" style:font-size-complex="12pt" style:font-weight-complex="normal"/>
    </style:style>
    <style:style style:name="T30" style:family="text">
      <style:text-properties fo:font-size="12pt" fo:font-weight="normal" officeooo:rsid="003914b4" style:font-size-asian="12pt" style:font-weight-asian="normal" style:font-size-complex="12pt" style:font-weight-complex="normal"/>
    </style:style>
    <style:style style:name="T31" style:family="text">
      <style:text-properties fo:font-size="12pt" fo:font-weight="normal" officeooo:rsid="004ce02b" style:font-size-asian="12pt" style:font-weight-asian="normal" style:font-size-complex="12pt" style:font-weight-complex="normal"/>
    </style:style>
    <style:style style:name="T32" style:family="text">
      <style:text-properties fo:font-size="12pt" fo:font-weight="normal" officeooo:rsid="0035cd38" style:font-size-asian="12pt" style:font-weight-asian="normal" style:font-size-complex="12pt" style:font-weight-complex="normal"/>
    </style:style>
    <style:style style:name="T33" style:family="text">
      <style:text-properties fo:font-size="12pt" fo:font-weight="normal" officeooo:rsid="004dcf39" style:font-size-asian="12pt" style:font-weight-asian="normal" style:font-size-complex="12pt" style:font-weight-complex="normal"/>
    </style:style>
    <style:style style:name="T34" style:family="text">
      <style:text-properties officeooo:rsid="004ce02b"/>
    </style:style>
    <style:style style:name="T35" style:family="text">
      <style:text-properties officeooo:rsid="004dcf3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8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B1" office:value-type="string">
            <text:p text:style-name="P2">3xx - Flight</text:p>
          </table:table-cell>
          <table:table-cell table:style-name="Table1.B1" office:value-type="string">
            <text:p text:style-name="P2">4xx - A2A</text:p>
          </table:table-cell>
          <table:table-cell table:style-name="Table1.E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4"><text:span text:style-name="T12">5</text:span><text:span text:style-name="T13">0</text:span><text:span text:style-name="T12">1</text:span><text:span text:style-name="T14"> - </text:span><text:span text:style-name="T15">A/G</text:span><text:span text:style-name="T16"> - </text:span><text:span text:style-name="T17">Guns,</text:span><text:span text:style-name="T18"> Rockets</text:span></text:p>
      <text:p text:style-name="P9"/>
      <text:p text:style-name="P12"><text:span text:style-name="T1">Master Arm</text:span> ... <text:span text:style-name="T1">ON</text:span></text:p>
      <text:p text:style-name="P12"><text:span text:style-name="T1">Master Mode</text:span> ... <text:span text:style-name="T1">A/G</text:span></text:p>
      <text:p text:style-name="P13"/>
      <text:p text:style-name="P10">Guns<text:span text:style-name="T34"> -- M61 Vulcan 20 mm, 578 rounds</text:span></text:p>
      <text:list xml:id="list325950963" text:style-name="L8">
        <text:list-item>
          <text:p text:style-name="P5"><text:span text:style-name="T25">On left MFD, go to </text:span><text:span text:style-name="T19">STORES</text:span><text:span text:style-name="T25"> page.</text:span></text:p>
        </text:list-item>
        <text:list-item>
          <text:p text:style-name="P5"><text:span text:style-name="T25">Select </text:span><text:span text:style-name="T23">GUN</text:span><text:span text:style-name="T31"> OSB.</text:span></text:p>
        </text:list-item>
        <text:list-item>
          <text:p text:style-name="P19"><text:span text:style-name="T24">Set pipper options:</text:span></text:p>
        </text:list-item>
      </text:list>
      <text:list xml:id="list1412050033" text:style-name="L10">
        <text:list-item>
          <text:list>
            <text:list-item>
              <text:p text:style-name="P6"><text:span text:style-name="T21">CCIP</text:span><text:span text:style-name="T26"> </text:span><text:span text:style-name="T29">OSB</text:span><text:span text:style-name="T31"> -- Uses CCIP pipper</text:span><text:span text:style-name="T33"> (default).</text:span></text:p>
            </text:list-item>
            <text:list-item>
              <text:p text:style-name="P6"><text:span text:style-name="T21">MAN</text:span><text:span text:style-name="T26"> </text:span><text:span text:style-name="T29">OSB </text:span><text:span text:style-name="T31">-- Set the </text:span><text:span text:style-name="T26">pipper depression manually</text:span><text:span text:style-name="T31"> with UFC OSB (sets RTCL (reticle) value).</text:span></text:p>
            </text:list-item>
          </text:list>
        </text:list-item>
      </text:list>
      <text:list xml:id="list214112636320510" text:continue-list="list325950963" text:style-name="L8">
        <text:list-item>
          <text:p text:style-name="P17">Set ammo type:</text:p>
        </text:list-item>
      </text:list>
      <text:list xml:id="list3254002158" text:style-name="L9">
        <text:list-item>
          <text:list>
            <text:list-item>
              <text:p text:style-name="P18"><text:span text:style-name="T1">M50</text:span> OSB<text:span text:style-name="T35"> -- HEI-T, HEI, AP, TP (default load)</text:span></text:p>
            </text:list-item>
            <text:list-item>
              <text:p text:style-name="P18"><text:span text:style-name="T1">PGU</text:span> OSB<text:span text:style-name="T35"> -- SAPHEI, TP PGU (must select this setting manually if using PGU ammo)</text:span></text:p>
            </text:list-item>
          </text:list>
        </text:list-item>
      </text:list>
      <text:list xml:id="list214111897499358" text:continue-list="list214112636320510" text:style-name="L8">
        <text:list-item>
          <text:p text:style-name="P17">Set fire rate:</text:p>
        </text:list-item>
      </text:list>
      <text:list text:style-name="L11">
        <text:list-item>
          <text:list>
            <text:list-item>
              <text:p text:style-name="P3"><text:span text:style-name="T10">HI LO</text:span><text:span text:style-name="T11"> OSB -- Toggles fire rate between 6,000 rpm (HI, default) and 4,000 rpm (LO).</text:span></text:p>
            </text:list-item>
          </text:list>
        </text:list-item>
      </text:list>
      <text:list xml:id="list214112577022578" text:continue-list="list214111897499358" text:style-name="L8">
        <text:list-item>
          <text:p text:style-name="P5"><text:span text:style-name="T25">For best accuracy when using CCIP, press </text:span><text:span text:style-name="T22">Dish Hat up</text:span><text:span text:style-name="T25"> to put SOI to HUD/</text:span><text:span text:style-name="T32">HMD</text:span><text:span text:style-name="T25">. <text:s/>That will turn on </text:span><text:span text:style-name="T22">AGR</text:span><text:span text:style-name="T25"> (Air-Ground Ranging) radar mode, and radar will be used to get exact range to CCIP impact point.</text:span></text:p>
        </text:list-item>
        <text:list-item>
          <text:p text:style-name="P5"><text:span text:style-name="T4">Put CCIP dot on the target and </text:span><text:span text:style-name="T9">press</text:span><text:span text:style-name="T2"> </text:span><text:span text:style-name="T3">Trigger 2nd stage</text:span><text:span text:style-name="T4"> </text:span><text:span text:style-name="T9">to fire</text:span><text:span text:style-name="T34"> gun</text:span><text:span text:style-name="T9">.</text:span></text:p>
        </text:list-item>
      </text:list>
      <text:p text:style-name="P16"/>
      <text:p text:style-name="P11">Rockets</text:p>
      <text:list xml:id="list498852378" text:style-name="L12">
        <text:list-item>
          <text:p text:style-name="P7"><text:span text:style-name="T25">On left MFD, go to </text:span><text:span text:style-name="T19">STORES</text:span><text:span text:style-name="T25"> page.</text:span></text:p>
        </text:list-item>
        <text:list-item>
          <text:p text:style-name="P7"><text:span text:style-name="T25">Select </text:span><text:span text:style-name="T26">rockets</text:span><text:span text:style-name="T25"> </text:span><text:span text:style-name="T27">(</text:span><text:span text:style-name="T20">61</text:span><text:span text:style-name="T27"> is 19-shot, </text:span><text:span text:style-name="T20">68</text:span><text:span text:style-name="T27"> is 7-shot, </text:span><text:span text:style-name="T20">10</text:span><text:span text:style-name="T27"> is Zuni, </text:span><text:span text:style-name="T20">S</text:span><text:span text:style-name="T27"> is Single </text:span><text:span text:style-name="T28">rocket per pickle press</text:span><text:span text:style-name="T27">, </text:span><text:span text:style-name="T20">R</text:span><text:span text:style-name="T27"> is Ripple </text:span><text:span text:style-name="T28">while pickle is held</text:span><text:span text:style-name="T27">; Single/Ripple is set up in the mission editor, cannot be changed in flight.)</text:span></text:p>
        </text:list-item>
        <text:list-item>
          <text:p text:style-name="P7"><text:span text:style-name="T26">Press </text:span><text:span text:style-name="T21">CCIP</text:span><text:span text:style-name="T26"> </text:span><text:span text:style-name="T29">OSB</text:span><text:span text:style-name="T26"> to use CCIP, or </text:span><text:span text:style-name="T21">MAN</text:span><text:span text:style-name="T26"> </text:span><text:span text:style-name="T29">OSB </text:span><text:span text:style-name="T26">if you want to set the pipper depression manually.</text:span></text:p>
        </text:list-item>
        <text:list-item>
          <text:p text:style-name="P14">Press <text:span text:style-name="T1">SGL</text:span> <text:span text:style-name="T7">OSB </text:span><text:span text:style-name="T5">to launch from one pod at a time, </text:span>or <text:span text:style-name="T1">SAL</text:span> <text:span text:style-name="T7">OSB </text:span><text:span text:style-name="T5">to launch from all pods of the same type.</text:span></text:p>
        </text:list-item>
        <text:list-item>
          <text:p text:style-name="P8"><text:span text:style-name="T28">For </text:span><text:span text:style-name="T18">MTR</text:span><text:span text:style-name="T28"> </text:span><text:span text:style-name="T29">OSB </text:span><text:span text:style-name="T28">(at bottom), leave at </text:span><text:span text:style-name="T18">M66</text:span><text:span text:style-name="T28"> (</text:span><text:span text:style-name="T30">MTR is </text:span><text:span text:style-name="T28">rocket motor type, documentation unclear, M66 seems to be default)</text:span></text:p>
        </text:list-item>
        <text:list-item>
          <text:p text:style-name="P15"><text:span text:style-name="T4">For best accuracy when using CCIP, press </text:span><text:span text:style-name="T2">Dish Hat up</text:span><text:span text:style-name="T4"> to put SOI to HUD/</text:span><text:span text:style-name="T6">HMD</text:span><text:span text:style-name="T4">. <text:s/>That will turn on </text:span><text:span text:style-name="T2">AGR</text:span><text:span text:style-name="T4"> (Air-Ground Ranging) radar mode, and radar will be used to get exact range to CCIP impact point.</text:span></text:p>
        </text:list-item>
        <text:list-item>
          <text:p text:style-name="P7"><text:span text:style-name="T25">Put CCIP dot on the target and </text:span><text:span text:style-name="T26">press</text:span><text:span text:style-name="T22"> Red Button</text:span><text:span text:style-name="T25"> </text:span><text:span text:style-name="T26">to fire rocket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2-18T21:41:11.111000000</dc:date>
    <meta:editing-duration>PT12H48M35S</meta:editing-duration>
    <meta:editing-cycles>50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30" meta:word-count="348" meta:character-count="1684" meta:non-whitespace-character-count="1383"/>
  </office:meta>
</office:document-meta>
</file>